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style:style>
    <style:style style:name="P5" style:family="paragraph" style:parent-style-name="Standard" style:list-style-name="L1">
      <style:text-properties style:text-underline-style="none"/>
    </style:style>
    <style:style style:name="P6" style:family="paragraph" style:parent-style-name="Standard" style:list-style-name="L2">
      <style:text-properties style:text-underline-style="none"/>
    </style:style>
    <style:style style:name="P7" style:family="paragraph" style:parent-style-name="Standard" style:list-style-name="L3">
      <style:text-properties style:text-underline-style="none"/>
    </style:style>
    <style:style style:name="P8" style:family="paragraph" style:parent-style-name="Standard" style:list-style-name="L4">
      <style:text-properties style:text-underline-style="none"/>
    </style:style>
    <style:style style:name="P9" style:family="paragraph" style:parent-style-name="Standard" style:list-style-name="L5">
      <style:text-properties style:text-underline-style="none"/>
    </style:style>
    <style:style style:name="P10" style:family="paragraph" style:parent-style-name="Standard" style:list-style-name="L6">
      <style:text-properties style:text-underline-style="none"/>
    </style:style>
    <style:style style:name="P11" style:family="paragraph" style:parent-style-name="Standard" style:list-style-name="L7">
      <style:text-properties style:text-underline-style="none"/>
    </style:style>
    <style:style style:name="P12" style:family="paragraph" style:parent-style-name="Standard" style:list-style-name="L8">
      <style:text-properties style:text-underline-style="none"/>
    </style:style>
    <style:style style:name="P13" style:family="paragraph" style:parent-style-name="Standard" style:list-style-name="L9">
      <style:text-properties style:text-underline-style="none"/>
    </style:style>
    <style:style style:name="P14" style:family="paragraph" style:parent-style-name="Standard" style:list-style-name="L10">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INDER MUSICAL</text:p>
      <text:p text:style-name="Standard">JUAN XXIII</text:p>
      <text:p text:style-name="P1"/>
      <text:p text:style-name="P1">Objetivo General:</text:p>
      <text:list xml:id="list7244569870311380914" text:style-name="L1">
        <text:list-item>
          <text:p text:style-name="P5">Desarrollar habilidades y expresiones musicales en niños de 4 a 6 años aprox.</text:p>
        </text:list-item>
      </text:list>
      <text:p text:style-name="P2"/>
      <text:p text:style-name="P2"/>
      <text:p text:style-name="P1">Objetivos Específicos:</text:p>
      <text:p text:style-name="P1"/>
      <text:list xml:id="list1883490608687507350" text:style-name="L2">
        <text:list-item>
          <text:p text:style-name="P6">Los alumnos deben reproducir una escala y su arpegio mayor <text:s/>(y menor opcional) a partir de una nota dada.</text:p>
        </text:list-item>
        <text:list-item>
          <text:p text:style-name="P6">Reconocer notas escritas y tocadas en un piano/teclado.</text:p>
        </text:list-item>
        <text:list-item>
          <text:p text:style-name="P6">Reproducir un ritmo escrito de 2 compases (sub-division máxima hasta tresillo, sincopa de tiempo a tiempo, contra-tiempo).</text:p>
        </text:list-item>
        <text:list-item>
          <text:p text:style-name="P6">Seguir el pulso de distintas piezas musicales mediante baile, palmadas, tocar un instrumento de percusión y similares.</text:p>
        </text:list-item>
        <text:list-item>
          <text:p text:style-name="P6">Reconocer géneros musicales, autores y piezas (apreciación musical).</text:p>
        </text:list-item>
        <text:list-item>
          <text:p text:style-name="P6">Expresar ideas sobre la música de manera oral, cantada, por medio de dibujos y danza.</text:p>
        </text:list-item>
        <text:list-item>
          <text:p text:style-name="P6">Cantar en grupo de manera coordinada y afinada.</text:p>
        </text:list-item>
      </text:list>
      <text:p text:style-name="P3"/>
      <text:p text:style-name="P3">Nota: <text:span text:style-name="T2">No hay contenido teórico para los niños, solo se espera que desarrollen habilidades de lecto escritura sin que necesariamente se logre un dominio en todas ellas.</text:span></text:p>
      <text:p text:style-name="P2"/>
      <text:p text:style-name="P2"/>
      <text:p text:style-name="P2"/>
      <text:p text:style-name="P2"/>
      <text:p text:style-name="P2"/>
      <text:p text:style-name="P2"/>
      <text:p text:style-name="P2"/>
      <text:p text:style-name="P2"/>
      <text:p text:style-name="P2"/>
      <text:p text:style-name="P2">Semana 1: <text:s/>Contenido.</text:p>
      <text:list xml:id="list5688794688032996836" text:style-name="L3">
        <text:list-item>
          <text:p text:style-name="P7">Figuras musicales: Blanca y Negra</text:p>
        </text:list-item>
        <text:list-item>
          <text:p text:style-name="P7">Notas Musicales</text:p>
        </text:list-item>
        <text:list-item>
          <text:p text:style-name="P7">Piano de colores</text:p>
        </text:list-item>
        <text:list-item>
          <text:p text:style-name="P7">Autor: Mozart – Pieza: Sonata Facile <text:s/>//Tareas: Buscar una pieza del autor</text:p>
        </text:list-item>
        <text:list-item>
          <text:p text:style-name="P7">Instrumento: Piano</text:p>
        </text:list-item>
      </text:list>
      <text:p text:style-name="P2"/>
      <text:p text:style-name="P2">Programación: </text:p>
      <text:list xml:id="list7474944454206103014" text:style-name="L10">
        <text:list-item>
          <text:p text:style-name="P14"><text:span text:style-name="T3">Entrada 15 min: Presentación de los niños con el tambor. Se presenta el tambor de la tribu, los niños van diciendo su nombre al ritmo del tambor. Herramientas: 1 un tambor y una guitarra o tambor para el profesor que pueda usar para mantener el ritmo.</text:span></text:p>
          <text:p text:style-name="P14"><text:span text:style-name="T3"/></text:p>
        </text:list-item>
        <text:list-item>
          <text:p text:style-name="P14"><text:span text:style-name="T3">Desarrollo I, 10 min: Se presenta la primera figura musical, LA NEGRA, se dibuja laforma de la figura musical y se ejecuta con sonidos percusivos con el cuerpo.Percusión en el pecho, las piernas, zapateado y aplaudiendo.</text:span></text:p>
          <text:list>
            <text:list-item>
              <text:p text:style-name="P14"><text:span text:style-name="T3"><text:s/>Se acompaña una canción infantil con el ritmo de negra usando las palmas.</text:span></text:p>
            </text:list-item>
            <text:list-item>
              <text:p text:style-name="P14"><text:span text:style-name="T3">Se divide a los niños en dos equipos para ejecución intercalada de la figura.</text:span></text:p>
            </text:list-item>
          </text:list>
        </text:list-item>
      </text:list>
      <text:p text:style-name="P2"/>
      <text:p text:style-name="P2"/>
      <text:list xml:id="list69631451" text:continue-numbering="true" text:style-name="L10">
        <text:list-item>
          <text:p text:style-name="P14"><text:soft-page-break/><text:span text:style-name="T3">Desarrollo II, 10 min: notas musicales. Canto de la notas musicales. Los niños siguen las notas y su altura con la mano, Do grave las manos van al nivel de los pies, Re al nivel de las rodillas, Mi ligeramente debajo de la cadera, Fa ligeramente por encima de la cadera, Sol a nivel del pecho, La <text:s/>a nivel del cuellos, Si en la frente y Do agudo sobre la cabeza.</text:span></text:p>
          <text:p text:style-name="P14"><text:span text:style-name="T3"/></text:p>
        </text:list-item>
        <text:list-item>
          <text:p text:style-name="P14"><text:span text:style-name="T3">Desarrollo III, 10: Con hojas de papel, se dibuja una mano derecha y una mano izquierda y se colocan en una mesa sujetadas con cinta plástica. Los niños ejecutaran con el ritmo de negra un golpe sobre cada dibujo haciendo uso de la mano indicada. Una vez dominado se agregan otras dos hojas con puños cerrados; de igual manera una vez dominado se agregan otras dos hojas , una con ambas manos dibujadas y otra indicando un aplauso, si el tiempo lo permite se agrega una ultima hoja con un salto.</text:span></text:p>
          <text:p text:style-name="P14"><text:span text:style-name="T3"/></text:p>
        </text:list-item>
        <text:list-item>
          <text:p text:style-name="P14"><text:span text:style-name="T3">Desarrollo IV, 15: Se presenta al autor del día, Mozart, los niños dibujan un retrato del autor, intentan escribir su nombre y el profesor coloca la pieza asignada para ese día, los niños deben realizar un dibujo libre sobre las ideas que le surjan al escuchar la música.</text:span></text:p>
        </text:list-item>
      </text:list>
      <text:p text:style-name="P1"/>
      <text:p text:style-name="P2">Semana 2: Contenido</text:p>
      <text:list xml:id="list1640763294688707442" text:style-name="L4">
        <text:list-item>
          <text:p text:style-name="P8">Escala Musical por medio de figuras de blanca y negra</text:p>
        </text:list-item>
        <text:list-item>
          <text:p text:style-name="P8">El pentagrama y la clave de Sol</text:p>
        </text:list-item>
        <text:list-item>
          <text:p text:style-name="P8">Notas en el pentagrama</text:p>
        </text:list-item>
        <text:list-item>
          <text:p text:style-name="P8">Autor: Bach – Pieza: Fuga y Gm //</text:p>
        </text:list-item>
        <text:list-item>
          <text:p text:style-name="P8">Instrumento: Guitarra</text:p>
        </text:list-item>
      </text:list>
      <text:p text:style-name="P2"/>
      <text:p text:style-name="P2">Semana3: Contenido</text:p>
      <text:list xml:id="list7692448344278857131" text:style-name="L5">
        <text:list-item>
          <text:p text:style-name="P9">Escala Musical por terceras //Los niños tocan el piano?</text:p>
        </text:list-item>
        <text:list-item>
          <text:p text:style-name="P9">Arpeggio de C – F – G </text:p>
        </text:list-item>
        <text:list-item>
          <text:p text:style-name="P9">Autor: Beethoven – Pieza: 5ta Sinfonía mov 1</text:p>
        </text:list-item>
        <text:list-item>
          <text:p text:style-name="P9">Intrumento: La orquesta</text:p>
        </text:list-item>
      </text:list>
      <text:p text:style-name="P2">Semana 4: Contenido // <text:span text:style-name="T1">SEMANA DE CARNAVAL</text:span>, solo hay un día de clase.</text:p>
      <text:list xml:id="list5722774969318924798" text:style-name="L6">
        <text:list-item>
          <text:p text:style-name="P10"><text:span text:style-name="T1">Repaso de todos los contenido</text:span>s</text:p>
        </text:list-item>
        <text:list-item>
          <text:p text:style-name="P10">El profesor evalua el aprendizaje.</text:p>
          <text:list>
            <text:list-item>
              <text:p text:style-name="P10">Escalas</text:p>
            </text:list-item>
            <text:list-item>
              <text:p text:style-name="P10">Autores</text:p>
            </text:list-item>
            <text:list-item>
              <text:p text:style-name="P10">Piezas</text:p>
            </text:list-item>
            <text:list-item>
              <text:p text:style-name="P10">Figura</text:p>
            </text:list-item>
          </text:list>
        </text:list-item>
      </text:list>
      <text:p text:style-name="P1"/>
      <text:p text:style-name="P2">Semana 5: Contenido</text:p>
      <text:list xml:id="list314278016847209149" text:style-name="L7">
        <text:list-item>
          <text:p text:style-name="P11">Figura Musicales: Los silencios</text:p>
        </text:list-item>
        <text:list-item>
          <text:p text:style-name="P11">Escalas Descendentes por grado conjunto</text:p>
        </text:list-item>
        <text:list-item>
          <text:p text:style-name="P11">Dictados de Figuras y Notas</text:p>
        </text:list-item>
        <text:list-item>
          <text:p text:style-name="P11">Autor: Tchaikovsky – Pieza: El Casca Nueces</text:p>
        </text:list-item>
        <text:list-item>
          <text:p text:style-name="P11">Instrumento: Sección de Cuerda</text:p>
        </text:list-item>
      </text:list>
      <text:p text:style-name="P2"/>
      <text:p text:style-name="P2">Semana 6: Contenido</text:p>
      <text:list xml:id="list6810907246879357160" text:style-name="L8">
        <text:list-item>
          <text:p text:style-name="P12">Arbol de figuras musicales</text:p>
        </text:list-item>
        <text:list-item>
          <text:p text:style-name="P12">El compas</text:p>
        </text:list-item>
        <text:list-item>
          <text:p text:style-name="P12">Escalas y arpeggios Descendentes por terceras</text:p>
        </text:list-item>
        <text:list-item>
          <text:p text:style-name="P12"><text:soft-page-break/>Dictados de Figuras y Notas</text:p>
        </text:list-item>
        <text:list-item>
          <text:p text:style-name="P12">Autor: Bizet – Pieza: Habanera</text:p>
        </text:list-item>
        <text:list-item>
          <text:p text:style-name="P12">Instrumento: Sección de Vientos</text:p>
        </text:list-item>
      </text:list>
      <text:p text:style-name="P2"/>
      <text:p text:style-name="P2">Semana 7: Contenido</text:p>
      <text:list xml:id="list731208641" text:continue-numbering="true" text:style-name="L8">
        <text:list-item>
          <text:p text:style-name="P12"/>
        </text:list-item>
        <text:list-item>
          <text:p text:style-name="P12">Autor: Shostakovich – Pieza: Vals N°5</text:p>
        </text:list-item>
        <text:list-item>
          <text:p text:style-name="P12">Instrumento: Sección de Metales</text:p>
        </text:list-item>
      </text:list>
      <text:p text:style-name="P2"/>
      <text:p text:style-name="P2"/>
      <text:p text:style-name="P2">Semana 8: Contenido</text:p>
      <text:list xml:id="list7600470621630888458" text:style-name="L9">
        <text:list-item>
          <text:p text:style-name="P13">Repaso de contenidos de la semana 4 a 7</text:p>
        </text:list-item>
        <text:list-item>
          <text:p text:style-name="P13">Evaluación del apredizaje</text:p>
        </text:list-item>
      </text:list>
      <text:p text:style-name="P2"/>
      <text:p text:style-name="P2">Semana 9: Contenido</text:p>
      <text:p text:style-name="P2"/>
      <text:p text:style-name="P2">Semana 10: Contenido</text:p>
      <text:p text:style-name="P2"/>
      <text:p text:style-name="P2">Semana 11: Contenido</text:p>
      <text:list xml:id="list1748719473" text:continue-list="list314278016847209149" text:style-name="L7">
        <text:list-item>
          <text:p text:style-name="P11">Evaluacion de contenid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co Antonio Hernandez Sabatino</meta:initial-creator>
    <meta:creation-date>2022-01-30T16:05:22</meta:creation-date>
    <dc:date>2022-02-03T21:33:01</dc:date>
    <dc:creator>Francisco Hernandez</dc:creator>
    <meta:editing-duration>PT1H37M36S</meta:editing-duration>
    <meta:editing-cycles>14</meta:editing-cycles>
    <meta:generator>OpenOffice/4.1.11$Unix OpenOffice.org_project/4111m1$Build-9808</meta:generator>
    <meta:document-statistic meta:table-count="0" meta:image-count="0" meta:object-count="0" meta:page-count="3" meta:paragraph-count="68" meta:word-count="730" meta:character-count="4044"/>
  </office:meta>
</office:document-meta>
</file>